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9598" draw:marker-start-width="0.252cm" draw:marker-end-width="0.252cm" draw:fill="none" draw:fill-color="#009598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-color="#0066b3" draw:textarea-horizontal-align="justify" draw:textarea-vertical-align="middle" draw:auto-grow-height="false" fo:min-height="0cm" fo:min-width="0cm"/>
    </style:style>
    <style:style style:name="gr3" style:family="graphic" style:parent-style-name="objectwithoutfill" style:list-style-name="L1">
      <style:graphic-properties svg:stroke-width="0.035cm" svg:stroke-color="#ed1c24" draw:marker-start-width="0.252cm" draw:marker-end-width="0.252cm" draw:fill="none" draw:textarea-vertical-align="top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add58a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35cm" svg:stroke-color="#c2e0ae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c2e0ae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fo:min-height="0.131cm"/>
    </style:style>
    <style:style style:name="gr9" style:family="graphic" style:parent-style-name="standard">
      <style:graphic-properties draw:stroke="none" draw:fill="none" fo:min-height="0.077cm"/>
    </style:style>
    <style:style style:name="gr10" style:family="graphic" style:parent-style-name="standard">
      <style:graphic-properties draw:stroke="none" draw:fill="none" fo:min-height="0.119cm"/>
    </style:style>
    <style:style style:name="gr11" style:family="graphic" style:parent-style-name="standard">
      <style:graphic-properties draw:stroke="none" draw:fill-color="#74489d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="none" fo:min-height="0cm"/>
    </style:style>
    <style:style style:name="gr13" style:family="graphic" style:parent-style-name="standard">
      <style:graphic-properties svg:stroke-width="0.035cm" svg:stroke-color="#8f187c" draw:marker-start-width="0.252cm" draw:marker-end-width="0.252cm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8f187c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009598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draw:fill="none" fo:min-height="0.06cm"/>
    </style:style>
    <style:style style:name="gr17" style:family="graphic" style:parent-style-name="standard">
      <style:graphic-properties svg:stroke-width="0.035cm" svg:stroke-color="#009598" draw:marker-start-width="0.252cm" draw:marker-end-width="0.252cm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0066b3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009598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009598"/>
      <style:paragraph-properties fo:text-align="center"/>
    </style:style>
    <style:style style:name="P2" style:family="paragraph">
      <loext:graphic-properties draw:fill-color="#0066b3"/>
      <style:paragraph-properties fo:text-align="center"/>
    </style:style>
    <style:style style:name="P3" style:family="paragraph">
      <loext:graphic-properties draw:fill="none"/>
      <style:paragraph-properties fo:margin-left="0cm" fo:margin-right="0cm" fo:margin-top="0.3cm" fo:margin-bottom="0.3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6.90000009536743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add58a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end"/>
      <style:text-properties fo:color="#ed1c24" style:font-name="Roboto" fo:font-size="4.90000009536743pt"/>
    </style:style>
    <style:style style:name="P8" style:family="paragraph">
      <loext:graphic-properties draw:fill="none"/>
      <style:paragraph-properties fo:text-align="end"/>
      <style:text-properties fo:color="#ed1c24" style:font-name="Roboto" fo:font-size="4.90000009536743pt"/>
    </style:style>
    <style:style style:name="P9" style:family="paragraph">
      <style:paragraph-properties fo:text-align="end"/>
      <style:text-properties fo:color="#0066b3" style:font-name="Roboto" fo:font-size="4.90000009536743pt"/>
    </style:style>
    <style:style style:name="P10" style:family="paragraph">
      <loext:graphic-properties draw:fill="none"/>
      <style:paragraph-properties fo:text-align="end"/>
      <style:text-properties fo:color="#0066b3" style:font-name="Roboto" fo:font-size="4.90000009536743pt"/>
    </style:style>
    <style:style style:name="P11" style:family="paragraph">
      <style:paragraph-properties fo:text-align="end"/>
      <style:text-properties fo:color="#89c765" style:font-name="Roboto" fo:font-size="4.90000009536743pt" style:font-size-asian="5pt" style:font-size-complex="5pt"/>
    </style:style>
    <style:style style:name="P12" style:family="paragraph">
      <loext:graphic-properties draw:fill="none"/>
      <style:paragraph-properties fo:text-align="end"/>
      <style:text-properties fo:color="#89c765" style:font-name="Roboto" fo:font-size="4.90000009536743pt" style:font-size-asian="5pt" style:font-size-complex="5pt"/>
    </style:style>
    <style:style style:name="P13" style:family="paragraph">
      <loext:graphic-properties draw:fill-color="#74489d"/>
      <style:paragraph-properties fo:text-align="center"/>
    </style:style>
    <style:style style:name="P14" style:family="paragraph">
      <style:paragraph-properties fo:text-align="end"/>
      <style:text-properties fo:color="#74489d" style:font-name="Roboto" fo:font-size="4.90000009536743pt" style:font-size-asian="5pt" style:font-size-complex="5pt"/>
    </style:style>
    <style:style style:name="P15" style:family="paragraph">
      <loext:graphic-properties draw:fill="none"/>
      <style:paragraph-properties fo:text-align="end"/>
      <style:text-properties fo:color="#74489d" style:font-name="Roboto" fo:font-size="4.90000009536743pt" style:font-size-asian="5pt" style:font-size-complex="5pt"/>
    </style:style>
    <style:style style:name="P16" style:family="paragraph">
      <loext:graphic-properties draw:fill-color="#009598"/>
      <style:paragraph-properties fo:text-align="center"/>
    </style:style>
    <style:style style:name="P17" style:family="paragraph">
      <style:paragraph-properties fo:text-align="end"/>
      <style:text-properties fo:color="#009598" style:font-name="Roboto" fo:font-size="4.90000009536743pt" style:font-size-asian="5pt" style:font-size-complex="5pt"/>
    </style:style>
    <style:style style:name="P18" style:family="paragraph">
      <loext:graphic-properties draw:fill="none"/>
      <style:paragraph-properties fo:text-align="end"/>
      <style:text-properties fo:color="#009598" style:font-name="Roboto" fo:font-size="4.90000009536743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4.288cm" svg:y1="2.622cm" svg:x2="7.643cm" svg:y2="6.354cm" draw:start-shape="id1" draw:start-glue-point="8" draw:end-shape="id2" draw:end-glue-point="6" svg:d="M4288 2622v3732h3355" svg:viewBox="0 0 3356 3733">
          <text:p/>
        </draw:connector>
        <draw:custom-shape draw:style-name="gr2" draw:text-style-name="P2" xml:id="id1" draw:id="id1" draw:layer="layout" svg:width="0.293cm" svg:height="0.313cm" svg:x="4.141cm" svg:y="2.3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3.985cm" svg:y1="1.052cm" svg:x2="13.089cm" svg:y2="1.052cm">
          <text:p/>
        </draw:line>
        <draw:line draw:style-name="gr4" draw:text-style-name="P4" draw:layer="layout" svg:x1="3.954cm" svg:y1="2.467cm" svg:x2="13.058cm" svg:y2="2.467cm">
          <text:p/>
        </draw:line>
        <draw:custom-shape draw:style-name="gr5" draw:text-style-name="P5" xml:id="id3" draw:id="id3" draw:layer="layout" svg:width="0.293cm" svg:height="0.314cm" svg:x="4.688cm" svg:y="3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4" draw:id="id4" draw:layer="layout" svg:width="0.293cm" svg:height="0.314cm" svg:x="5.538cm" svg:y="3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6" draw:layer="layout" svg:x1="4.981cm" svg:y1="3.777cm" svg:x2="5.538cm" svg:y2="3.777cm" draw:start-shape="id3" draw:start-glue-point="10" draw:end-shape="id4" draw:end-glue-point="6" svg:d="M4981 3777h557" svg:viewBox="0 0 558 1">
          <text:p/>
        </draw:connector>
        <draw:custom-shape draw:style-name="gr2" draw:text-style-name="P2" xml:id="id5" draw:id="id5" draw:layer="layout" svg:width="0.294cm" svg:height="0.313cm" svg:x="6.125cm" svg:y="2.3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6" draw:layer="layout" draw:type="curve" svg:x1="5.831cm" svg:y1="3.777cm" svg:x2="6.272cm" svg:y2="2.622cm" draw:start-shape="id4" draw:start-glue-point="10" draw:end-shape="id5" draw:end-glue-point="8" svg:d="M5831 3777c294 0 441-385 441-1155" svg:viewBox="0 0 442 1156">
          <text:p/>
        </draw:connector>
        <draw:frame draw:style-name="gr8" draw:text-style-name="P8" draw:layer="layout" svg:width="2.594cm" svg:height="0.454cm" svg:x="1.343cm" svg:y="0.816cm">
          <draw:text-box>
            <text:p text:style-name="P7">master</text:p>
          </draw:text-box>
        </draw:frame>
        <draw:frame draw:style-name="gr9" draw:text-style-name="P10" draw:layer="layout" svg:width="2.496cm" svg:height="0.454cm" svg:x="1.441cm" svg:y="2.213cm">
          <draw:text-box>
            <text:p text:style-name="P9">develop</text:p>
          </draw:text-box>
        </draw:frame>
        <draw:frame draw:style-name="gr10" draw:text-style-name="P12" draw:layer="layout" svg:width="3.799cm" svg:height="0.454cm" svg:x="0.138cm" svg:y="3.556cm">
          <draw:text-box>
            <text:p text:style-name="P11">fix/list-display-on-android-pie</text:p>
          </draw:text-box>
        </draw:frame>
        <draw:custom-shape draw:style-name="gr11" draw:text-style-name="P13" xml:id="id6" draw:id="id6" draw:layer="layout" svg:width="0.293cm" svg:height="0.314cm" svg:x="5.169cm" svg:y="4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xml:id="id7" draw:id="id7" draw:layer="layout" svg:width="0.294cm" svg:height="0.314cm" svg:x="6.562cm" svg:y="4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xml:id="id8" draw:id="id8" draw:layer="layout" svg:width="0.293cm" svg:height="0.314cm" svg:x="7.181cm" svg:y="4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15" draw:layer="layout" svg:width="3.799cm" svg:height="0.454cm" svg:x="0.138cm" svg:y="4.826cm">
          <draw:text-box>
            <text:p text:style-name="P14">feature/add-polls</text:p>
          </draw:text-box>
        </draw:frame>
        <draw:connector draw:style-name="gr13" draw:text-style-name="P6" draw:layer="layout" svg:x1="4.288cm" svg:y1="2.622cm" svg:x2="5.169cm" svg:y2="5.009cm" draw:start-shape="id1" draw:start-glue-point="8" draw:end-shape="id6" draw:end-glue-point="6" svg:d="M4288 2622v2387h881" svg:viewBox="0 0 882 2388">
          <text:p/>
        </draw:connector>
        <draw:connector draw:style-name="gr13" draw:text-style-name="P6" draw:layer="layout" svg:x1="5.466cm" svg:y1="5.013cm" svg:x2="6.562cm" svg:y2="5.009cm" draw:end-shape="id7" draw:end-glue-point="6" svg:d="M5466 5013h298v-4h798" svg:viewBox="0 0 1097 5">
          <text:p/>
        </draw:connector>
        <draw:connector draw:style-name="gr13" draw:text-style-name="P6" draw:layer="layout" svg:x1="6.856cm" svg:y1="5.009cm" svg:x2="7.181cm" svg:y2="5.009cm" draw:start-shape="id7" draw:start-glue-point="10" draw:end-shape="id8" draw:end-glue-point="6" svg:d="M6856 5009h325" svg:viewBox="0 0 326 1">
          <text:p/>
        </draw:connector>
        <draw:custom-shape draw:style-name="gr2" draw:text-style-name="P2" xml:id="id9" draw:id="id9" draw:layer="layout" svg:width="0.294cm" svg:height="0.314cm" svg:x="7.976cm" svg:y="2.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4" draw:text-style-name="P6" draw:layer="layout" draw:type="curve" svg:x1="7.474cm" svg:y1="5.009cm" svg:x2="8.123cm" svg:y2="2.624cm" draw:start-shape="id8" draw:start-glue-point="10" draw:end-shape="id9" draw:end-glue-point="8" svg:d="M7474 5009c433 0 649-795 649-2385" svg:viewBox="0 0 650 2386">
          <text:p/>
        </draw:connector>
        <draw:connector draw:style-name="gr6" draw:text-style-name="P6" draw:layer="layout" svg:x1="4.288cm" svg:y1="2.622cm" svg:x2="4.688cm" svg:y2="3.777cm" draw:start-shape="id1" draw:start-glue-point="8" draw:end-shape="id3" draw:end-glue-point="6" svg:d="M4288 2622v1155h400" svg:viewBox="0 0 401 1156">
          <text:p/>
        </draw:connector>
        <draw:custom-shape draw:style-name="gr15" draw:text-style-name="P16" xml:id="id2" draw:id="id2" draw:layer="layout" svg:width="0.294cm" svg:height="0.314cm" svg:x="7.643cm" svg:y="6.1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6" xml:id="id10" draw:id="id10" draw:layer="layout" svg:width="0.294cm" svg:height="0.314cm" svg:x="8.377cm" svg:y="6.1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6" xml:id="id11" draw:id="id11" draw:layer="layout" svg:width="0.294cm" svg:height="0.314cm" svg:x="9.111cm" svg:y="6.1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6" xml:id="id12" draw:id="id12" draw:layer="layout" svg:width="0.293cm" svg:height="0.314cm" svg:x="9.949cm" svg:y="6.1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" draw:text-style-name="P1" draw:layer="layout" svg:x1="7.937cm" svg:y1="6.354cm" svg:x2="8.674cm" svg:y2="6.358cm" draw:start-shape="id2" draw:start-glue-point="10" svg:d="M7937 6354h619v4h118" svg:viewBox="0 0 738 5">
          <text:p/>
        </draw:connector>
        <draw:connector draw:style-name="gr1" draw:text-style-name="P1" draw:layer="layout" svg:x1="8.671cm" svg:y1="6.354cm" svg:x2="9.111cm" svg:y2="6.354cm" draw:start-shape="id10" draw:start-glue-point="10" draw:end-shape="id11" draw:end-glue-point="6" svg:d="M8671 6354h440" svg:viewBox="0 0 441 1">
          <text:p/>
        </draw:connector>
        <draw:frame draw:style-name="gr16" draw:text-style-name="P18" draw:layer="layout" svg:width="3.799cm" svg:height="0.454cm" svg:x="0.138cm" svg:y="6.096cm">
          <draw:text-box>
            <text:p text:style-name="P17">feature/add-cantine-cassandra</text:p>
          </draw:text-box>
        </draw:frame>
        <draw:connector draw:style-name="gr17" draw:text-style-name="P6" draw:layer="layout" svg:x1="9.405cm" svg:y1="6.354cm" svg:x2="9.949cm" svg:y2="6.354cm" draw:start-shape="id11" draw:start-glue-point="10" draw:end-shape="id12" draw:end-glue-point="6" svg:d="M9405 6354h544" svg:viewBox="0 0 545 1">
          <text:p/>
        </draw:connector>
        <draw:custom-shape draw:style-name="gr2" draw:text-style-name="P2" xml:id="id13" draw:id="id13" draw:layer="layout" svg:width="0.293cm" svg:height="0.313cm" svg:x="10.727cm" svg:y="2.3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4" draw:id="id14" draw:layer="layout" svg:width="0.293cm" svg:height="0.313cm" svg:x="11.755cm" svg:y="0.8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8" draw:text-style-name="P4" draw:layer="layout" draw:type="curve" svg:x1="8.27cm" svg:y1="2.467cm" svg:x2="9.258cm" svg:y2="6.197cm" draw:start-shape="id9" draw:start-glue-point="10" draw:end-shape="id11" draw:end-glue-point="4" svg:d="M8270 2467c659 0 988 1243 988 3730" svg:viewBox="0 0 989 3731">
          <text:p/>
        </draw:connector>
        <draw:connector draw:style-name="gr19" draw:text-style-name="P4" draw:layer="layout" draw:type="curve" svg:x1="10.242cm" svg:y1="6.354cm" svg:x2="10.874cm" svg:y2="2.622cm" draw:start-shape="id12" draw:start-glue-point="10" draw:end-shape="id13" draw:end-glue-point="8" svg:d="M10242 6354c422 0 632-1244 632-3732" svg:viewBox="0 0 633 3733">
          <text:p/>
        </draw:connector>
        <draw:connector draw:style-name="gr18" draw:text-style-name="P4" draw:layer="layout" draw:type="curve" svg:x1="11.02cm" svg:y1="2.466cm" svg:x2="11.902cm" svg:y2="1.21cm" draw:start-shape="id13" draw:start-glue-point="10" draw:end-shape="id14" draw:end-glue-point="8" svg:d="M11020 2466c588 0 882-418 882-1256" svg:viewBox="0 0 883 12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80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2:23:55.417735605</meta:creation-date>
    <dc:date>2018-10-03T13:11:12.364503661</dc:date>
    <meta:editing-duration>PT23M33S</meta:editing-duration>
    <meta:editing-cycles>5</meta:editing-cycles>
    <meta:generator>LibreOffice/6.0.6.2$Linux_X86_64 LibreOffice_project/00$Build-2</meta:generator>
    <meta:document-statistic meta:object-count="35"/>
  </office:meta>
</office:document-meta>
</file>